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9">
      <style:graphic-properties draw:fill="none" draw:stroke="solid" svg:stroke-width="0.00694in" svg:stroke-color="#a5a5a5" draw:marker-end="a438" svg:stroke-opacity="100%" draw:stroke-linejoin="miter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>
      <style:graphic-properties draw:fill="none" draw:stroke="solid" svg:stroke-width="0.00694in" svg:stroke-color="#a5a5a5" draw:marker-end="a413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0694in" svg:stroke-color="#a5a5a5" draw:marker-end="a387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>
      <style:graphic-properties draw:fill="none" draw:stroke="solid" svg:stroke-width="0.00694in" svg:stroke-color="#a5a5a5" draw:marker-end="a447" svg:stroke-opacity="100%" draw:stroke-linejoin="miter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a5a5a5" draw:marker-end="a401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a5a5a5" draw:marker-end="a393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draw:style-name="a383" draw:name="Tekstvak 7" svg:x="9.86774in" svg:y="0.83073in" svg:width="1.61111in" svg:height="0.40391in">
          <draw:text-box>
            <text:p text:style-name="a382" text:class-names="" text:cond-style-name=""><text:span text:style-name="a381" text:class-names="">Administrator</text:span></text:p>
          </draw:text-box>
          <svg:title/>
          <svg:desc/>
        </draw:frame>
        <draw:frame draw:id="id64" draw:style-name="a386" draw:name="Tekstvak 9" svg:x="1.34861in" svg:y="1.9178in" svg:width="2.73232in" svg:height="0.40391in">
          <draw:text-box>
            <text:p text:style-name="a385" text:class-names="" text:cond-style-name=""><text:span text:style-name="a384" text:class-names="">Gastgezin coördinator</text:span></text:p>
          </draw:text-box>
          <svg:title/>
          <svg:desc/>
        </draw:frame>
        <draw:connector draw:type="line" svg:x1="6.54028in" svg:y1="4.84323in" svg:x2="4.52123in" svg:y2="4.25097in" draw:id="id65" draw:style-name="a388" draw:name="Rechte verbindingslijn met pijl 21">
          <svg:title/>
          <svg:desc/>
        </draw:connector>
        <draw:frame draw:id="id66" draw:style-name="a392" draw:transform="translate(-0.36492in -0.14305in) rotate(-0.28348) translate(5.37062in 4.39705in)" draw:name="Tekstvak 24" svg:width="0.72983in" svg:height="0.2861in">
          <draw:text-box>
            <text:p text:style-name="a391" text:class-names="" text:cond-style-name=""><text:span text:style-name="a389" text:class-names="">Assign</text:span><text:span text:style-name="a390" text:class-names=""/></text:p>
          </draw:text-box>
          <svg:title/>
          <svg:desc/>
        </draw:frame>
        <draw:connector draw:type="line" svg:x1="6.54028in" svg:y1="4.97066in" svg:x2="4.44538in" svg:y2="4.97066in" draw:id="id67" draw:style-name="a394" draw:name="Rechte verbindingslijn met pijl 25">
          <svg:title/>
          <svg:desc/>
        </draw:connector>
        <draw:frame draw:id="id68" draw:style-name="a400" draw:name="Tekstvak 28" svg:x="5.13599in" svg:y="4.70017in" svg:width="1.22607in" svg:height="0.2861in">
          <draw:text-box>
            <text:p text:style-name="a399" text:class-names="" text:cond-style-name=""><text:span text:style-name="a395" text:class-names="">Create</text:span><text:span text:style-name="a396" text:class-names="">,<text:s text:c="1"/></text:span><text:span text:style-name="a397" text:class-names="">edit</text:span><text:span text:style-name="a398" text:class-names=""/></text:p>
          </draw:text-box>
          <svg:title/>
          <svg:desc/>
        </draw:frame>
        <draw:connector draw:type="line" svg:x1="2.71478in" svg:y1="2.32171in" draw:start-shape="id64" draw:start-glue-point="2" svg:x2="3.22345in" svg:y2="3.88138in" draw:id="id69" draw:style-name="a402" draw:name="Rechte verbindingslijn met pijl 29">
          <svg:title/>
          <svg:desc/>
        </draw:connector>
        <draw:frame draw:id="id70" draw:style-name="a409" draw:transform="translate(-0.71563in -0.14305in) rotate(-1.25059) translate(3.11903in 3.06453in)" draw:name="Tekstvak 34" svg:width="1.43127in" svg:height="0.2861in">
          <draw:text-box>
            <text:p text:style-name="a408" text:class-names="" text:cond-style-name=""><text:span text:style-name="a403" text:class-names="">Create</text:span><text:span text:style-name="a404" text:class-names="">,</text:span><text:span text:style-name="a405" text:class-names=""><text:s text:c="1"/></text:span><text:span text:style-name="a406" text:class-names="">update</text:span><text:span text:style-name="a407" text:class-names=""/></text:p>
          </draw:text-box>
          <svg:title/>
          <svg:desc/>
        </draw:frame>
        <draw:frame draw:id="id71" draw:style-name="a412" draw:name="Tekstvak 37" svg:x="1.34861in" svg:y="5.86516in" svg:width="1.43951in" svg:height="0.70684in">
          <draw:text-box>
            <text:p text:style-name="a411" text:class-names="" text:cond-style-name=""><text:span text:style-name="a410" text:class-names="">Catch team member</text:span></text:p>
          </draw:text-box>
          <svg:title/>
          <svg:desc/>
        </draw:frame>
        <draw:connector draw:type="line" svg:x1="2.06837in" svg:y1="5.86516in" draw:start-shape="id71" draw:start-glue-point="0" svg:x2="3.11211in" svg:y2="5.20272in" draw:id="id72" draw:style-name="a414" draw:name="Rechte verbindingslijn met pijl 38">
          <svg:title/>
          <svg:desc/>
        </draw:connector>
        <draw:frame draw:id="id73" draw:style-name="a420" draw:transform="translate(-0.61304in -0.14305in) rotate(-5.69841) translate(2.60945in 5.38247in)" draw:name="Tekstvak 41" svg:width="1.22607in" svg:height="0.2861in">
          <draw:text-box>
            <text:p text:style-name="a419" text:class-names="" text:cond-style-name=""><text:span text:style-name="a415" text:class-names="">Create</text:span><text:span text:style-name="a416" text:class-names="">,<text:s text:c="1"/></text:span><text:span text:style-name="a417" text:class-names="">edit</text:span><text:span text:style-name="a418" text:class-names=""/></text:p>
          </draw:text-box>
          <svg:title/>
          <svg:desc/>
        </draw:frame>
        <draw:custom-shape svg:x="2.86521in" svg:y="4.79641in" svg:width="1.49899in" svg:height="0.34849in" draw:id="id74" draw:style-name="a424" draw:name="Rechthoek 42">
          <svg:title/>
          <svg:desc/>
          <text:p text:style-name="a423" text:class-names="" text:cond-style-name=""><text:span text:style-name="a421" text:class-names="">Superkatten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4373in" svg:y="3.93394in" svg:width="1.49899in" svg:height="0.34849in" draw:id="id75" draw:style-name="a428" draw:name="Rechthoek 43">
          <svg:title/>
          <svg:desc/>
          <text:p text:style-name="a427" text:class-names="" text:cond-style-name=""><text:span text:style-name="a425" text:class-names="">gastgezin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882in" svg:y="4.61047in" svg:width="1.49899in" svg:height="0.59225in" draw:id="id76" draw:style-name="a433" draw:name="Rechthoek 44">
          <svg:title/>
          <svg:desc/>
          <text:p text:style-name="a432" text:class-names="" text:cond-style-name=""><text:span text:style-name="a429" text:class-names="">refuge<text:s text:c="1"/></text:span><text:span text:style-name="a430" text:class-names="">coordinator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03927in" svg:y="3.0584in" svg:width="1.49899in" svg:height="0.59225in" draw:id="id77" draw:style-name="a437" draw:name="Rechthoek 45">
          <svg:title/>
          <svg:desc/>
          <text:p text:style-name="a436" text:class-names="" text:cond-style-name=""><text:span text:style-name="a434" text:class-names="">user</text:span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56461in" svg:y1="1.25317in" svg:x2="11.56436in" svg:y2="2.9802in" draw:id="id78" draw:style-name="a439" draw:name="Rechte verbindingslijn met pijl 46">
          <svg:title/>
          <svg:desc/>
        </draw:connector>
        <draw:frame draw:id="id79" draw:style-name="a446" draw:transform="translate(-0.92648in -0.14305in) rotate(-1.04354) translate(11.27371in 2.14603in)" draw:name="Tekstvak 49" svg:width="1.85297in" svg:height="0.2861in">
          <draw:text-box>
            <text:p text:style-name="a445" text:class-names="" text:cond-style-name=""><text:span text:style-name="a440" text:class-names="">Create</text:span><text:span text:style-name="a441" text:class-names="">,</text:span><text:span text:style-name="a442" text:class-names=""><text:s text:c="1"/></text:span><text:span text:style-name="a443" text:class-names="">update, delete</text:span><text:span text:style-name="a444" text:class-names=""/></text:p>
          </draw:text-box>
          <svg:title/>
          <svg:desc/>
        </draw:frame>
        <draw:connector draw:type="line" svg:x1="10.00921in" svg:y1="1.27339in" svg:x2="8.75834in" svg:y2="2.72277in" draw:id="id80" draw:style-name="a448" draw:name="Rechte verbindingslijn met pijl 50">
          <svg:title/>
          <svg:desc/>
        </draw:connector>
        <draw:frame draw:id="id81" draw:style-name="a455" draw:transform="translate(-0.92648in -0.14305in) rotate(-5.45035) translate(9.36621in 1.81437in)" draw:name="Tekstvak 53" svg:width="1.85297in" svg:height="0.2861in">
          <draw:text-box>
            <text:p text:style-name="a454" text:class-names="" text:cond-style-name=""><text:span text:style-name="a449" text:class-names="">Create</text:span><text:span text:style-name="a450" text:class-names="">,</text:span><text:span text:style-name="a451" text:class-names=""><text:s text:c="1"/></text:span><text:span text:style-name="a452" text:class-names="">update, delete</text:span><text:span text:style-name="a4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7" svg:viewBox="0 0 20 30" svg:d="m10 0-10 30h20z"/>
    <draw:marker draw:name="a413" svg:viewBox="0 0 20 30" svg:d="m10 0-10 30h20z"/>
    <draw:marker draw:name="a401" svg:viewBox="0 0 20 30" svg:d="m10 0-10 30h20z"/>
    <draw:marker draw:name="a393" svg:viewBox="0 0 20 30" svg:d="m10 0-10 30h20z"/>
    <draw:marker draw:name="a438" svg:viewBox="0 0 20 30" svg:d="m10 0-10 30h20z"/>
    <draw:marker draw:name="a4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Stichting Superkatten</meta:initial-creator>
    <dc:creator>Stichting Superkatten</dc:creator>
    <meta:creation-date>2022-06-23T14:39:07Z</meta:creation-date>
    <dc:date>2022-06-23T14:52:38Z</dc:date>
    <meta:editing-cycles>1</meta:editing-cycles>
    <meta:editing-duration>PT811S</meta:editing-duration>
    <meta:document-statistic meta:paragraph-count="13" meta:word-count="31"/>
  </office:meta>
</office:document-meta>
</file>